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dado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TRODUÇÃ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PATH</text:p>
          </table:table-cell>
        </table:table-row>
      </table:table>
      <table:table table:name="projet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CRITORIO</text:p>
          </table:table-cell>
          <table:table-cell office:value-type="string" calcext:value-type="string">
            <text:p>DESENHISTA</text:p>
          </table:table-cell>
          <table:table-cell office:value-type="string" calcext:value-type="string">
            <text:p>RESPONSAVEL</text:p>
          </table:table-cell>
          <table:table-cell office:value-type="string" calcext:value-type="string">
            <text:p>METRAGEM</text:p>
          </table:table-cell>
          <table:table-cell office:value-type="string" calcext:value-type="string">
            <text:p>ID_REFERENCIA</text:p>
          </table:table-cell>
        </table:table-row>
      </table:table>
      <table:table table:name="artig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CRITOR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SUBTIPO</text:p>
          </table:table-cell>
        </table:table-row>
      </table:table>
      <table:table table:name="memb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FORMAÇÃO</text:p>
          </table:table-cell>
          <table:table-cell office:value-type="string" calcext:value-type="string">
            <text:p>CARGO</text:p>
          </table:table-cell>
        </table:table-row>
      </table:table>
      <table:table table:name="image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_REFERENCIA</text:p>
          </table:table-cell>
        </table:table-row>
      </table:table>
      <table:table table:name="link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SKETCHFAB</text:p>
          </table:table-cell>
          <table:table-cell office:value-type="string" calcext:value-type="string">
            <text:p>PREZI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ID_REFERENCIA</text:p>
          </table:table-cell>
        </table:table-row>
      </table:table>
      <table:table table:name="serviç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LINK IMAGEM</text:p>
          </table:table-cell>
        </table:table-row>
      </table:table>
      <table:table table:name="escritori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TIKTOK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40:54.972643607</meta:creation-date>
    <dc:date>2023-01-06T15:56:22.864331145</dc:date>
    <meta:editing-duration>PT5M17S</meta:editing-duration>
    <meta:editing-cycles>1</meta:editing-cycles>
    <meta:document-statistic meta:table-count="8" meta:cell-count="43" meta:object-count="0"/>
    <meta:generator>LibreOffice/7.3.7.2$Linux_X86_64 LibreOffice_project/30$Build-2</meta:generator>
  </office:meta>
</office:document-meta>
</file>